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libri" fo:font-size="11pt" fo:language="en" fo:country="US" officeooo:rsid="001edb0f" officeooo:paragraph-rsid="00209dff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</style:style>
    <style:style style:name="P5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6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7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09dff"/>
    </style:style>
    <style:style style:name="P8" style:family="paragraph" style:parent-style-name="Standard">
      <style:paragraph-properties fo:margin-top="0cm" fo:margin-bottom="0.282cm" style:contextual-spacing="false"/>
      <style:text-properties officeooo:paragraph-rsid="00209dff"/>
    </style:style>
    <style:style style:name="P9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0" style:family="paragraph" style:parent-style-name="Standard">
      <style:paragraph-properties fo:margin-top="0cm" fo:margin-bottom="0.282cm" style:contextual-spacing="false"/>
      <style:text-properties fo:font-weight="bold" officeooo:rsid="001edb0f" officeooo:paragraph-rsid="001edb0f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83a4"/>
    </style:style>
    <style:style style:name="T3" style:family="text">
      <style:text-properties fo:language="en" fo:country="US" officeooo:rsid="001c3b73"/>
    </style:style>
    <style:style style:name="T4" style:family="text">
      <style:text-properties fo:language="en" fo:country="US" officeooo:rsid="001d8ba7"/>
    </style:style>
    <style:style style:name="T5" style:family="text">
      <style:text-properties fo:language="en" fo:country="US" officeooo:rsid="001edb0f"/>
    </style:style>
    <style:style style:name="T6" style:family="text">
      <style:text-properties fo:language="en" fo:country="US" officeooo:rsid="00209dff"/>
    </style:style>
    <style:style style:name="T7" style:family="text">
      <style:text-properties officeooo:rsid="00209dff"/>
    </style:style>
    <style:style style:name="T8" style:family="text">
      <style:text-properties fo:color="#000000" loext:opacity="100%" fo:language="en" fo:country="US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запуска нового контейнера из имеющегося образа «<text:span text:style-name="T1">postgres</text:span>» выполняем команду:</text:p>
      <text:p text:style-name="Standard"/>
      <text:p text:style-name="Standard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1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1" loext:marker-style-name="T1"/>
      <text:p text:style-name="P1">Для Linux:</text:p>
      <text:p text:style-name="Standard"><text:span text:style-name="T1">Делаем папку с файлами БД, например → /home/alex/</text:span><text:span text:style-name="T2">d</text:span><text:span text:style-name="T1">ata/PostgresLocal</text:span></text:p>
      <text:p text:style-name="P1">И запускаем контейнер:</text:p>
      <text:p text:style-name="P4" loext:marker-style-name="T1"><text:span text:style-name="T1">docker run -d --name postgres -e POSTGRES_PASSWORD=admin -v /</text:span><text:span text:style-name="T4">home/alex/data/</text:span><text:span text:style-name="T5">PostgresLocal</text:span><text:span text:style-name="T1">:/var/lib/postgresql/data -p 5432:5432 postgres</text:span></text:p>
      <text:p text:style-name="P4" loext:marker-style-name="T1"><text:span text:style-name="T1"/></text:p>
      <text:p text:style-name="P5" loext:marker-style-name="T1"><text:span text:style-name="T1">Важно: в докере настроено использование /home/alex, поэтому монтирование по ключу -v будет работать только на этом диске, на других не сработает.</text:span></text:p>
      <text:p text:style-name="P5" loext:marker-style-name="T1"><text:span text:style-name="T1"/></text:p>
      <text:p text:style-name="P10"><text:span text:style-name="T1">Чтобы сработало на других любых дисках – используем NFS:</text:span></text:p>
      <text:p text:style-name="P6" loext:marker-style-name="T1"><text:span text:style-name="T1">1. Сначала монтируем NFS в виде volume:</text:span></text:p>
      <text:p text:style-name="P7" loext:marker-style-name="T1"><text:span text:style-name="T8">docker volume create --driver local --opt type=nfs --opt o=addr=192.168.1.12,rw --opt device=:/v</text:span><text:span text:style-name="T1">ar/data/PostgresLocal PostgresLocal<text:line-break/></text:span></text:p>
      <text:p text:style-name="P2">Созданный volume PostgresLocal можно посмотреть в разделе volume.</text:p>
      <text:p text:style-name="P2"><text:span text:style-name="T7">Далее создаем экземпляр Postgres с исполльзованием созданного PostgresLocal:</text:span><text:line-break/></text:p>
      <text:p text:style-name="P8" loext:marker-style-name="T1"><text:span text:style-name="T1">docker run -d --name postgres -e POSTGRES_PASSWORD=admin --</text:span><text:span text:style-name="T6">mount </text:span><text:span text:style-name="T1"><text:s/></text:span><text:span text:style-name="T6">source=</text:span><text:span text:style-name="T5">PostgresLocal,</text:span><text:span text:style-name="T6">target=</text:span><text:span text:style-name="T1">/var/lib/postgresql/data -p 5432:5432 postgres</text:span></text:p>
      <text:p text:style-name="P8" loext:marker-style-name="T1"><text:span text:style-name="T1"/></text:p>
      <text:p text:style-name="P8" loext:marker-style-name="T1"><text:span text:style-name="T1"/></text:p>
      <text:p text:style-name="P6" loext:marker-style-name="T1"><text:soft-page-break/><text:span text:style-name="T1">Подключение:</text:span></text:p>
      <text:p text:style-name="P6" loext:marker-style-name="T1"><text:span text:style-name="T1">Порт - 5432</text:span></text:p>
      <text:p text:style-name="P9" loext:marker-style-name="T1"><text:span text:style-name="T1">Пользователь – postgres</text:span></text:p>
      <text:p text:style-name="P9" loext:marker-style-name="T1"><text:span text:style-name="T1">Пароль – admin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4-07-27T21:36:57.080346349</dc:date>
    <meta:editing-cycles>9</meta:editing-cycles>
    <meta:editing-duration>PT3H10M4S</meta:editing-duration>
    <meta:generator>LibreOffice/24.2.5.2$Linux_X86_64 LibreOffice_project/420$Build-2</meta:generator>
    <meta:document-statistic meta:table-count="0" meta:image-count="0" meta:object-count="0" meta:page-count="2" meta:paragraph-count="19" meta:word-count="155" meta:character-count="1285" meta:non-whitespace-character-count="1148"/>
    <meta:user-defined meta:name="AppVersion">15.0000</meta:user-defined>
    <meta:template xlink:type="simple" xlink:actuate="onRequest" xlink:title="Normal.dotm" xlink:href=""/>
  </office:meta>
</office:document-meta>
</file>